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Liberation Serif" fo:font-weight="bold" style:font-weight-asian="bold" style:font-weight-complex="bold" fo:color="#729FCF"/>
    </style:style>
    <style:style style:name="TableColumn3" style:family="table-column">
      <style:table-column-properties style:column-width="3.0833in" style:use-optimal-column-width="false"/>
    </style:style>
    <style:style style:name="TableColumn4" style:family="table-column">
      <style:table-column-properties style:column-width="0.4791in" style:use-optimal-column-width="false"/>
    </style:style>
    <style:style style:name="TableColumn5" style:family="table-column">
      <style:table-column-properties style:column-width="0.8437in" style:use-optimal-column-width="false"/>
    </style:style>
    <style:style style:name="TableColumn6" style:family="table-column">
      <style:table-column-properties style:column-width="2.5937in" style:use-optimal-column-width="false"/>
    </style:style>
    <style:style style:name="Table2" style:family="table">
      <style:table-properties style:width="7in" fo:margin-left="0.0145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" style:parent-style-name="DefaultParagraphFont" style:family="text">
      <style:text-properties fo:font-weight="bold" style:font-weight-asian="bold" style:font-weight-complex="bold" fo:color="#365F91"/>
    </style:style>
    <style:style style:name="T10" style:parent-style-name="DefaultParagraphFont" style:family="text">
      <style:text-properties fo:color="#365F91"/>
    </style:style>
    <style:style style:name="T11" style:parent-style-name="DefaultParagraphFont" style:family="text">
      <style:text-properties style:font-name-complex="Dubai Medium" fo:color="#000000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ableRow38" style:family="table-row">
      <style:table-row-properties style:min-row-height="0.868in" style:use-optimal-row-height="false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365F91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ableRow49" style:family="table-row">
      <style:table-row-properties style:min-row-height="0.5083in" style:use-optimal-row-height="false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2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3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54" style:family="table-row">
      <style:table-row-properties style:min-row-height="0.5055in" style:use-optimal-row-height="false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56" style:parent-style-name="DefaultParagraphFont" style:family="text">
      <style:text-properties fo:font-weight="bold" style:font-weight-asian="bold" style:font-weight-complex="bold" fo:color="#365F91"/>
    </style:style>
    <style:style style:name="P57" style:parent-style-name="Standard" style:family="paragraph">
      <style:paragraph-properties fo:margin-left="0.4923in">
        <style:tab-stops/>
      </style:paragraph-properties>
    </style:style>
    <style:style style:name="T58" style:parent-style-name="DefaultParagraphFont" style:family="text">
      <style:text-properties fo:font-weight="bold" style:font-weight-asian="bold" style:font-weight-complex="bold" fo:color="#000000"/>
    </style:style>
    <style:style style:name="T59" style:parent-style-name="DefaultParagraphFont" style:family="text">
      <style:text-properties fo:color="#000000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T61" style:parent-style-name="DefaultParagraphFont" style:family="text">
      <style:text-properties fo:font-weight="bold" style:font-weight-asian="bold" style:font-weight-complex="bold" fo:color="#000000"/>
    </style:style>
    <style:style style:name="T62" style:parent-style-name="DefaultParagraphFont" style:family="text">
      <style:text-properties fo:color="#000000"/>
    </style:style>
    <style:style style:name="P63" style:parent-style-name="Standard" style:family="paragraph">
      <style:paragraph-properties fo:margin-left="0.4923in">
        <style:tab-stops/>
      </style:paragraph-properties>
    </style:style>
    <style:style style:name="T64" style:parent-style-name="DefaultParagraphFont" style:family="text">
      <style:text-properties fo:font-weight="bold" style:font-weight-asian="bold" style:font-weight-complex="bold" fo:color="#000000"/>
    </style:style>
    <style:style style:name="T65" style:parent-style-name="DefaultParagraphFont" style:family="text">
      <style:text-properties fo:color="#000000"/>
    </style:style>
    <style:style style:name="TableRow66" style:family="table-row">
      <style:table-row-properties style:min-row-height="0.6083in"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Payslip Management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Standard"><text:span text:style-name="T9">Use Case Name</text:span><text:span text:style-name="T10">:</text:span><text:s/><text:span text:style-name="T11">Payslip Management</text:span></text:p>
          </table:table-cell>
          <table:covered-table-cell/>
          <table:table-cell table:style-name="TableCell12">
            <text:p text:style-name="Standard"><text:span text:style-name="T13">ID:</text:span><text:tab/>5</text:p>
          </table:table-cell>
          <table:table-cell table:style-name="TableCell14">
            <text:p text:style-name="Standard"><text:span text:style-name="T15">Importance Level:</text:span><text:span text:style-name="T16"><text:s/></text:span><text:s/>High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manage his/her employees’ payslip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 Description:<text:tab/></text:p>
            <text:p text:style-name="P31"><text:s text:c="12"/>This use case describes how manager can manage<text:s/>his/her employees’ payslip.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9"/>Manager clicks the PayslipManagment button in his/her profile (home page)</text:p>
            <text:p text:style-name="P36">Type:</text:p>
            <text:p text:style-name="P37">External</text:p>
          </table:table-cell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4">
            <text:p text:style-name="P40">Relationships:</text:p>
            <text:p text:style-name="P41"><text:span text:style-name="T42">Association</text:span>: Manager</text:p>
            <text:p text:style-name="P43"><text:tab/><text:span text:style-name="T44">Include</text:span>: PayslipAddition , <text:s/>PayslipEdition , <text:s/>PayslipDeletion</text:p>
            <text:p text:style-name="P45"><text:tab/><text:span text:style-name="T46">Extend</text:span>:</text:p>
            <text:p text:style-name="P47"><text:tab/><text:span text:style-name="T48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 table:number-columns-spanned="4">
            <text:p text:style-name="P51">Normal Flow of Events:</text:p>
            <text:list text:style-name="WWNum1" text:continue-numbering="true">
              <text:list-item>
                <text:p text:style-name="P52">Manager<text:s/>chooses month and year.</text:p>
              </text:list-item>
            </text:list>
            <text:list text:style-name="WWNum1" text:continue-numbering="true">
              <text:list-item>
                <text:p text:style-name="P53">He/She can click<text:s/>the PayslipAddition , PayslipEdition or <text:s/>PayslipDeletion <text:s/>button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4">
            <text:p text:style-name="Standard"><text:span text:style-name="T56">Sub Flows:</text:span></text:p>
            <text:p text:style-name="P57"><text:span text:style-name="T58">S, 1. <text:s/></text:span><text:span text:style-name="T59">PayslipAddition</text:span></text:p>
            <text:p text:style-name="P60"><text:span text:style-name="T61">S, 2.<text:s/></text:span><text:span text:style-name="T62"><text:s/>PayslipEdition</text:span></text:p>
            <text:p text:style-name="P63"><text:span text:style-name="T64">S, 3.<text:s/></text:span><text:span text:style-name="T65"><text:s/>PayslipDeletion</text:span>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4">
            <text:p text:style-name="P68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3:00Z</meta:creation-date>
    <dc:date>2020-06-12T16:04:00Z</dc:date>
    <meta:template xlink:href="Normal.dotm" xlink:type="simple"/>
    <meta:editing-cycles>15</meta:editing-cycles>
    <meta:editing-duration>PT3000S</meta:editing-duration>
    <meta:document-statistic meta:page-count="1" meta:paragraph-count="1" meta:word-count="123" meta:character-count="826" meta:row-count="5" meta:non-whitespace-character-count="704"/>
  </office:meta>
</office:document-meta>
</file>